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d5c67" officeooo:paragraph-rsid="000d5c67" style:font-size-asian="18pt" style:font-size-complex="18pt"/>
    </style:style>
    <style:style style:name="P2" style:family="paragraph" style:parent-style-name="Standard">
      <style:text-properties fo:font-size="18pt" officeooo:rsid="000fcda9" officeooo:paragraph-rsid="000fcda9" style:font-size-asian="18pt" style:font-size-complex="18pt"/>
    </style:style>
    <style:style style:name="P3" style:family="paragraph" style:parent-style-name="Standard">
      <style:text-properties fo:font-size="18pt" officeooo:rsid="000d5c67" officeooo:paragraph-rsid="000d5c67" fo:background-color="#ffff00" style:font-size-asian="18pt" style:font-size-complex="18pt"/>
    </style:style>
    <style:style style:name="P4" style:family="paragraph" style:parent-style-name="Standard">
      <style:text-properties fo:font-size="18pt" officeooo:rsid="000d5c67" officeooo:paragraph-rsid="000d5c67" fo:background-color="#7ebe3f" style:font-size-asian="18pt" style:font-size-complex="18pt"/>
    </style:style>
    <style:style style:name="T1" style:family="text">
      <style:text-properties officeooo:rsid="000fcda9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ма работы: Инструментальное окружение сборки готовых приложений для мобильных платформ</text:p>
      <text:p text:style-name="P1">Тема обзора: Архитектура системы сборки готового приложения из модулей</text:p>
      <text:p text:style-name="P1">CASE средство</text:p>
      <text:p text:style-name="P1">Слабые зависимости</text:p>
      <text:p text:style-name="P1"/>
      <text:p text:style-name="P1">Сборочное программирование?</text:p>
      <text:p text:style-name="P1"/>
      <text:p text:style-name="P1">Инструментальное окружение – программное обеспечение, предназначенное для автоматизации проектирования, разработки и сопровождения программ.</text:p>
      <text:p text:style-name="P1"/>
      <text:p text:style-name="P1">Мобильная платформа – операционная система для смартфонов, планшетов, КПК или других мобильных устройств.</text:p>
      <text:p text:style-name="P1"/>
      <text:p text:style-name="P1">Операционная система — комплекс взаимосвязанных программ, предназначенных для управления ресурсами компьютера и организации взаимодействия с пользователем.</text:p>
      <text:p text:style-name="P1"/>
      <text:p text:style-name="P1">Чем <text:span text:style-name="T1">CASE средство отличается от Инструменатального окружения?</text:span></text:p>
      <text:p text:style-name="P1"/>
      <text:p text:style-name="P1">CASE-средство – инструменты автоматизации процессов проектирования и разработки программного обеспечения для системного аналитика, разработчика ПО и программиста.</text:p>
      <text:p text:style-name="P1"/>
      <text:p text:style-name="P1">Мобильное приложение — программное обеспечение, предназначенное для работы на смартфонах, планшетах и других мобильных устройствах.</text:p>
      <text:p text:style-name="P1"/>
      <text:p text:style-name="P1"><text:soft-page-break/>Программное обеспечение — все или часть программ, процедур, правил и соответствующей документации системы обработки информации </text:p>
      <text:p text:style-name="P1"/>
      <text:p text:style-name="P1">Модуль — функционально законченный фрагмент программы</text:p>
      <text:p text:style-name="P1"/>
      <text:p text:style-name="P1">Модуль – логическая часть приложения с четко определенной функциональностью, является самодостаточной частью приложения, выполняющий четко определенную задачу.</text:p>
      <text:p text:style-name="P1"/>
      <text:p text:style-name="P3">Модуль-экран???<text:span text:style-name="T1">(найти аналог)</text:span> – модуль, который имеет UI составляющую</text:p>
      <text:p text:style-name="P1"/>
      <text:p text:style-name="P1">Зависимость – взаимосвязь между двумя модулями, когда для работы одного из них необходимы вызовы процедур/функций или доступ к данным из другого модуля. Зависимость = "сильная зависимость"</text:p>
      <text:p text:style-name="P1"/>
      <text:p text:style-name="P1">Описать взаимосвязи между модулей</text:p>
      <text:p text:style-name="P2"/>
      <text:p text:style-name="P1">Т<text:span text:style-name="T1">ay</text:span>-зависимость <text:span text:style-name="T1">(Thau-зависимость)</text:span> – зависимость меджу двумя модулями, когда один из них может использовать фунционал второго модуля, но при всем этом присутствие второго модуля не является обязательнымни и первый модуль имеет возможность обрабатывать его отсутствие// не вызывая ошибок компиляции или runtime.</text:p>
      <text:p text:style-name="P1"/>
      <text:p text:style-name="P4">Манифест модуля – файл-спецификация модуля, предназначенный для его описания: содержит такие данные о модуле как его имя, тип, корневой класс и метод его инициализации, внешний протокола взаимодействия, а также описание его "силных" и "слабых зависимостей"</text:p>
      <text:p text:style-name="P1"><text:soft-page-break/></text:p>
      <text:p text:style-name="P1">Корневой класс – класс, в котором инициализируется <text:span text:style-name="T2">объект модуля</text:span></text:p>
      <text:p text:style-name="P1"><text:span text:style-name="T2"/></text:p>
      <text:p text:style-name="P1"><text:span text:style-name="T2">Объект модуля –</text:span></text:p>
      <text:p text:style-name="P1"/>
      <text:p text:style-name="P1">Манифест приложения – файл-спецификации приложения, содеращий список всех необходимых модулей, путь к файлу конфигурации и файлу с asset'ами, а также корневой модуль.</text:p>
      <text:p text:style-name="P1"/>
      <text:p text:style-name="P1">Корневой модуль – UI-модуль, с котрого начинается инициализация приложения</text:p>
      <text:p text:style-name="P1"/>
      <text:p text:style-name="P1">Генератор шаблона-проекта модуля – утилита для генерации шаблонного проекта на основе манифеста модуля</text:p>
      <text:p text:style-name="P1"/>
      <text:p text:style-name="P1">Генератор шаблона-проекта приложения – утилита для генерации шаблонного проекта на основе манифеста приложения</text:p>
      <text:p text:style-name="P1"/>
      <text:p text:style-name="P1">Генератор кода сборки – утилита для генерации кода сборки приложения. </text:p>
      <text:p text:style-name="P1"/>
      <text:p text:style-name="P1">Сборщик проекта – прикладная программа, на основе мнифеста приложения и используя набор спеиальных утилит формирующая готовое приложение.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Утилита??? – </text:p>
      <text:p text:style-name="P1"/>
      <text:p text:style-name="P1">Приложение - программа, предназначенная для выполнения определённых задач и рассчитанная на непосредственное взаимодействие с пользователем.</text:p>
      <text:p text:style-name="P1"/>
      <text:p text:style-name="P1">Приложение – ПО, предназначенное для работы на смартфонах, планшетах и других мобильных устройствах, состоящее из модулей, связанных между собой в рамках некоторой конфигурац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5:13:07.769249000</meta:creation-date>
    <dc:date>2017-04-06T15:54:58.982247000</dc:date>
    <meta:editing-duration>PT11M20S</meta:editing-duration>
    <meta:editing-cycles>2</meta:editing-cycles>
    <meta:generator>LibreOffice/5.3.0.3$MacOSX_X86_64 LibreOffice_project/7074905676c47b82bbcfbea1aeefc84afe1c50e1</meta:generator>
    <meta:document-statistic meta:table-count="0" meta:image-count="0" meta:object-count="0" meta:page-count="4" meta:paragraph-count="30" meta:word-count="371" meta:character-count="3233" meta:non-whitespace-character-count="2867"/>
  </office:meta>
</office:document-meta>
</file>